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719fa"/>
    </style:style>
    <style:style style:name="P5" style:family="paragraph" style:parent-style-name="Text_20_body">
      <style:text-properties officeooo:rsid="06c719fa" officeooo:paragraph-rsid="06c84355"/>
    </style:style>
    <style:style style:name="P6" style:family="paragraph" style:parent-style-name="Text_20_body">
      <style:text-properties officeooo:rsid="06c724f4" officeooo:paragraph-rsid="06c724f4"/>
    </style:style>
    <style:style style:name="P7" style:family="paragraph" style:parent-style-name="Text_20_body">
      <style:text-properties officeooo:rsid="06c91138" officeooo:paragraph-rsid="06c91138"/>
    </style:style>
    <style:style style:name="P8"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1138" officeooo:paragraph-rsid="06c91138" style:letter-kerning="true" style:font-size-asian="12pt" style:font-style-asian="normal" style:font-weight-asian="normal" style:font-size-complex="12pt" style:text-emphasize="none"/>
    </style:style>
    <style:style style:name="P9"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10" style:family="paragraph" style:parent-style-name="Text_20_body">
      <style:text-properties fo:font-size="12pt" officeooo:paragraph-rsid="06ce87d6" style:font-size-asian="12pt" style:font-size-complex="12pt"/>
    </style:style>
    <style:style style:name="P11" style:family="paragraph" style:parent-style-name="Text_20_body">
      <style:text-properties fo:font-size="12pt" officeooo:rsid="06cf5c67" officeooo:paragraph-rsid="06cf5c67" style:font-size-asian="12pt" style:font-size-complex="12pt"/>
    </style:style>
    <style:style style:name="P12" style:family="paragraph" style:parent-style-name="Text_20_body">
      <style:text-properties fo:font-size="12pt" officeooo:rsid="06cf5c67" officeooo:paragraph-rsid="06d65a51" style:font-size-asian="12pt" style:font-size-complex="12pt"/>
    </style:style>
    <style:style style:name="P13" style:family="paragraph" style:parent-style-name="Text_20_body">
      <style:text-properties fo:font-size="12pt" officeooo:rsid="06cf5c67" officeooo:paragraph-rsid="06dad47b" style:font-size-asian="12pt" style:font-size-complex="12pt"/>
    </style:style>
    <style:style style:name="P14" style:family="paragraph" style:parent-style-name="Text_20_body">
      <style:text-properties fo:font-size="12pt" officeooo:rsid="06dad47b" officeooo:paragraph-rsid="06dad47b" style:font-size-asian="12pt" style:font-size-complex="12pt"/>
    </style:style>
    <style:style style:name="P15" style:family="paragraph" style:parent-style-name="Text_20_body">
      <style:text-properties fo:font-size="12pt" officeooo:rsid="06dad47b" officeooo:paragraph-rsid="06ddd44a" style:font-size-asian="12pt" style:font-size-complex="12pt"/>
    </style:style>
    <style:style style:name="P16" style:family="paragraph" style:parent-style-name="Text_20_body">
      <style:text-properties fo:font-size="12pt" officeooo:rsid="06e3d352" officeooo:paragraph-rsid="06e49912" style:font-size-asian="12pt" style:font-size-complex="12pt"/>
    </style:style>
    <style:style style:name="P17" style:family="paragraph" style:parent-style-name="Text_20_body">
      <style:text-properties officeooo:rsid="06c53028" officeooo:paragraph-rsid="06d4da9f"/>
    </style:style>
    <style:style style:name="P18" style:family="paragraph" style:parent-style-name="Text_20_body">
      <style:paragraph-properties fo:margin-top="0.1965in" fo:margin-bottom="0in" loext:contextual-spacing="false" fo:line-height="100%" fo:text-align="end" style:justify-single-word="false" style:writing-mode="rl-tb"/>
      <style:text-properties officeooo:rsid="06a8ea16" officeooo:paragraph-rsid="06af127d"/>
    </style:style>
    <style:style style:name="P19" style:family="paragraph" style:parent-style-name="Text_20_body">
      <style:paragraph-properties fo:margin-top="0.1965in" fo:margin-bottom="0in" loext:contextual-spacing="false" fo:line-height="100%" fo:text-align="end" style:justify-single-word="false" style:writing-mode="rl-tb"/>
      <style:text-properties officeooo:rsid="06ba1661" officeooo:paragraph-rsid="06ba1661"/>
    </style:style>
    <style:style style:name="P20"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af127d" officeooo:paragraph-rsid="06af127d" style:font-name-complex="David CLM"/>
    </style:style>
    <style:style style:name="P21"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bfc456" officeooo:paragraph-rsid="06bfc456" style:font-name-complex="David CLM"/>
    </style:style>
    <style:style style:name="P22"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23" style:family="paragraph" style:parent-style-name="Heading_20_2">
      <style:paragraph-properties fo:margin-top="0.1965in" fo:margin-bottom="0in" loext:contextual-spacing="false" fo:line-height="100%" fo:text-align="end" style:justify-single-word="false" style:writing-mode="rl-tb"/>
      <style:text-properties style:font-name="David CLM" officeooo:rsid="06c53028" officeooo:paragraph-rsid="06c53028" style:font-name-complex="David CLM"/>
    </style:style>
    <style:style style:name="P24" style:family="paragraph" style:parent-style-name="Heading_20_2">
      <style:paragraph-properties fo:margin-top="0.1965in" fo:margin-bottom="0in" loext:contextual-spacing="false" fo:line-height="100%" fo:text-align="end" style:justify-single-word="false" style:writing-mode="rl-tb"/>
      <style:text-properties officeooo:rsid="06c53028" officeooo:paragraph-rsid="06d933f1"/>
    </style:style>
    <style:style style:name="P25" style:family="paragraph" style:parent-style-name="Standard">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26"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27"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28"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12579a" style:font-size-asian="12pt" style:font-name-complex="David CLM" style:font-size-complex="12pt"/>
    </style:style>
    <style:style style:name="P2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30" style:family="paragraph" style:parent-style-name="Text_20_body">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31" style:family="paragraph" style:parent-style-name="Text_20_body">
      <style:paragraph-properties fo:margin-top="0in" fo:margin-bottom="0in" loext:contextual-spacing="false" fo:line-height="100%" fo:text-align="end" style:justify-single-word="false" style:writing-mode="rl-tb"/>
      <style:text-properties style:font-name="David CLM" officeooo:rsid="06d40822" officeooo:paragraph-rsid="06d40822" style:font-name-complex="David CLM"/>
    </style:style>
    <style:style style:name="P32" style:family="paragraph" style:parent-style-name="Text_20_body">
      <style:paragraph-properties fo:margin-top="0in" fo:margin-bottom="0in" loext:contextual-spacing="false"/>
      <style:text-properties fo:font-size="12pt" officeooo:rsid="06dd92f5" officeooo:paragraph-rsid="06e3d352" style:font-size-asian="12pt" style:font-size-complex="12pt"/>
    </style:style>
    <style:style style:name="P33"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232e4" officeooo:paragraph-rsid="06c232e4" style:font-name-complex="David CLM"/>
    </style:style>
    <style:style style:name="P34"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3590a" officeooo:paragraph-rsid="06c3590a" style:font-name-complex="David CLM"/>
    </style:style>
    <style:style style:name="P3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4f6f4" style:font-size-asian="12pt" style:font-name-complex="David CLM" style:font-size-complex="12pt"/>
    </style:style>
    <style:style style:name="P3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703062c" officeooo:paragraph-rsid="0703062c" style:font-size-asian="12pt" style:font-name-complex="David CLM" style:font-size-complex="12pt"/>
    </style:style>
    <style:style style:name="P3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8"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42"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2684"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575e"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91ec5"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d1691"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e5464"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701c22c" style:font-size-asian="12pt" style:font-name-complex="David CLM" style:font-size-complex="12pt"/>
    </style:style>
    <style:style style:name="P50"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5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5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56"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57"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5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9" style:family="paragraph" style:parent-style-name="Default_7e_LT_7e_Gliederung_20_1">
      <style:paragraph-properties fo:text-align="end" style:justify-single-word="false" style:writing-mode="rl-tb"/>
      <style:text-properties style:use-window-font-color="true" style:font-name="David CLM" fo:font-size="12pt" style:font-size-asian="12pt" style:font-name-complex="David CLM" style:font-size-complex="12pt"/>
    </style:style>
    <style:style style:name="P60" style:family="paragraph" style:parent-style-name="Default_7e_LT_7e_Gliederung_20_1">
      <style:paragraph-properties fo:text-align="end" style:justify-single-word="false" style:writing-mode="rl-tb"/>
      <style:text-properties style:use-window-font-color="true" style:font-name="David CLM" fo:font-size="12pt" officeooo:paragraph-rsid="0707322e" style:font-size-asian="12pt" style:font-name-complex="David CLM" style:font-size-complex="12pt"/>
    </style:style>
    <style:style style:name="P61" style:family="paragraph" style:parent-style-name="Text_20_body">
      <style:paragraph-properties fo:margin-top="0.0791in" fo:margin-bottom="0.1366in" loext:contextual-spacing="false"/>
      <style:text-properties style:use-window-font-color="true" style:font-name="David CLM" fo:font-size="12pt" officeooo:rsid="06d933f1" officeooo:paragraph-rsid="06d933f1" style:font-size-asian="12pt" style:font-name-complex="David CLM" style:font-size-complex="12pt"/>
    </style:style>
    <style:style style:name="P62" style:family="paragraph" style:parent-style-name="Text_20_body">
      <style:paragraph-properties fo:margin-top="0.0791in" fo:margin-bottom="0.1366in" loext:contextual-spacing="false"/>
      <style:text-properties style:use-window-font-color="true" style:font-name="David CLM" fo:font-size="12pt" officeooo:paragraph-rsid="06ecc75e" style:font-size-asian="12pt" style:font-name-complex="David CLM" style:font-size-complex="12pt"/>
    </style:style>
    <style:style style:name="P63" style:family="paragraph" style:parent-style-name="Text_20_body">
      <style:paragraph-properties fo:margin-top="0.0791in" fo:margin-bottom="0.1366in" loext:contextual-spacing="false"/>
      <style:text-properties style:use-window-font-color="true"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64" style:family="paragraph" style:parent-style-name="Heading_20_2">
      <style:paragraph-properties fo:line-height="100%"/>
      <style:text-properties style:font-name="David CLM" officeooo:paragraph-rsid="0712579a" style:font-name-complex="David CLM"/>
    </style:style>
    <style:style style:name="P65"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66"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a885f0" officeooo:paragraph-rsid="06a885f0" style:font-name-complex="David CLM"/>
    </style:style>
    <style:style style:name="P67" style:family="paragraph" style:parent-style-name="Text_20_body" style:list-style-name="L11">
      <style:text-properties officeooo:rsid="06b26c4a" officeooo:paragraph-rsid="06b26c4a"/>
    </style:style>
    <style:style style:name="P68" style:family="paragraph" style:parent-style-name="Text_20_body" style:list-style-name="L11">
      <style:text-properties officeooo:rsid="06b0b59c" officeooo:paragraph-rsid="06b24418"/>
    </style:style>
    <style:style style:name="P69" style:family="paragraph" style:parent-style-name="Text_20_body" style:list-style-name="L11">
      <style:text-properties officeooo:rsid="06b0b59c" officeooo:paragraph-rsid="06b0b59c"/>
    </style:style>
    <style:style style:name="P70" style:family="paragraph" style:parent-style-name="Text_20_body" style:list-style-name="L11">
      <style:text-properties officeooo:rsid="06b24418" officeooo:paragraph-rsid="06b24418"/>
    </style:style>
    <style:style style:name="P71" style:family="paragraph" style:parent-style-name="Text_20_body" style:list-style-name="L11">
      <style:text-properties officeooo:rsid="06b433b8" officeooo:paragraph-rsid="06b433b8"/>
    </style:style>
    <style:style style:name="P72" style:family="paragraph" style:parent-style-name="Text_20_body" style:list-style-name="L11">
      <style:text-properties officeooo:rsid="04398b9b" officeooo:paragraph-rsid="072bfef1"/>
    </style:style>
    <style:style style:name="P73" style:family="paragraph" style:parent-style-name="Text_20_body" style:list-style-name="L1">
      <style:paragraph-properties fo:margin-top="0.0398in" fo:margin-bottom="0.0398in" loext:contextual-spacing="false" fo:line-height="100%" fo:text-align="end" style:justify-single-word="false" style:writing-mode="rl-tb"/>
      <style:text-properties style:font-name="David CLM" officeooo:rsid="06bfc456" officeooo:paragraph-rsid="06bfc456" style:font-name-complex="David CLM"/>
    </style:style>
    <style:style style:name="P74" style:family="paragraph" style:parent-style-name="Text_20_body" style:list-style-name="L1">
      <style:paragraph-properties fo:margin-top="0.0398in" fo:margin-bottom="0.0398in" loext:contextual-spacing="false" fo:line-height="100%" fo:text-align="end" style:justify-single-word="false" style:writing-mode="rl-tb"/>
      <style:text-properties style:font-name="David CLM" officeooo:rsid="06c1ed43" officeooo:paragraph-rsid="06c1ed43" style:font-name-complex="David CLM"/>
    </style:style>
    <style:style style:name="P75" style:family="paragraph" style:parent-style-name="Text_20_body" style:list-style-name="L2">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76" style:family="paragraph" style:parent-style-name="Text_20_body" style:list-style-name="L3">
      <style:paragraph-properties fo:margin-top="0in" fo:margin-bottom="0in" loext:contextual-spacing="false" fo:line-height="100%" fo:text-align="end" style:justify-single-word="false" style:writing-mode="rl-tb"/>
      <style:text-properties officeooo:paragraph-rsid="06d40822"/>
    </style:style>
    <style:style style:name="P77" style:family="paragraph" style:parent-style-name="Text_20_body" style:list-style-name="L3">
      <style:paragraph-properties fo:margin-top="0in" fo:margin-bottom="0in" loext:contextual-spacing="false" fo:line-height="100%" fo:text-align="end" style:justify-single-word="false" style:writing-mode="rl-tb"/>
      <style:text-properties officeooo:rsid="06d40822" officeooo:paragraph-rsid="06d40822"/>
    </style:style>
    <style:style style:name="P78" style:family="paragraph" style:parent-style-name="Text_20_body" style:list-style-name="L4">
      <style:paragraph-properties fo:margin-top="0in" fo:margin-bottom="0in" loext:contextual-spacing="false"/>
      <style:text-properties fo:color="#000000" style:text-outline="false" style:text-line-through-style="none" style:text-line-through-type="none" style:font-name="Liberation Sans1"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79" style:family="paragraph" style:parent-style-name="Text_20_body" style:list-style-name="L4">
      <style:paragraph-properties fo:margin-top="0in" fo:margin-bottom="0in" loext:contextual-spacing="false"/>
      <style:text-properties fo:font-size="12pt" officeooo:rsid="06e3d352" officeooo:paragraph-rsid="06e49912" style:font-size-asian="12pt" style:font-size-complex="12pt"/>
    </style:style>
    <style:style style:name="P80" style:family="paragraph" style:parent-style-name="Text_20_body" style:list-style-name="L4">
      <style:paragraph-properties fo:margin-top="0in" fo:margin-bottom="0in" loext:contextual-spacing="false"/>
      <style:text-properties fo:font-size="12pt" officeooo:rsid="06e3d352" officeooo:paragraph-rsid="06e3d352" style:font-size-asian="12pt" style:font-size-complex="12pt"/>
    </style:style>
    <style:style style:name="P81" style:family="paragraph" style:parent-style-name="Text_20_body" style:list-style-name="L4">
      <style:paragraph-properties fo:margin-top="0in" fo:margin-bottom="0in" loext:contextual-spacing="false"/>
      <style:text-properties fo:font-size="12pt" officeooo:rsid="06e49912" officeooo:paragraph-rsid="06e49912" style:font-size-asian="12pt" style:font-size-complex="12pt"/>
    </style:style>
    <style:style style:name="P82"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df652"/>
    </style:style>
    <style:style style:name="P83"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b0674"/>
    </style:style>
    <style:style style:name="P84"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b759b"/>
    </style:style>
    <style:style style:name="P85" style:family="paragraph" style:parent-style-name="Text_20_body" style:list-style-name="L10">
      <style:paragraph-properties fo:line-height="100%" fo:text-align="end" style:justify-single-word="false" style:writing-mode="rl-tb"/>
      <style:text-properties officeooo:rsid="06ad59d3" officeooo:paragraph-rsid="06ad59d3"/>
    </style:style>
    <style:style style:name="P86" style:family="paragraph" style:parent-style-name="Text_20_body" style:list-style-name="L10">
      <style:paragraph-properties fo:line-height="100%" fo:text-align="end" style:justify-single-word="false" style:writing-mode="rl-tb"/>
      <style:text-properties style:font-name="David CLM" officeooo:rsid="06a885f0" officeooo:paragraph-rsid="06a885f0" style:font-name-complex="David CLM"/>
    </style:style>
    <style:style style:name="P87" style:family="paragraph" style:parent-style-name="Default_7e_LT_7e_Gliederung_20_1" style:list-style-name="L8">
      <style:paragraph-properties fo:text-align="end" style:justify-single-word="false" style:writing-mode="rl-tb"/>
      <style:text-properties officeooo:paragraph-rsid="0705a374"/>
    </style:style>
    <style:style style:name="P88" style:family="paragraph" style:parent-style-name="Default_7e_LT_7e_Gliederung_20_1" style:list-style-name="L9">
      <style:paragraph-properties fo:text-align="end" style:justify-single-word="false" style:writing-mode="rl-tb"/>
      <style:text-properties officeooo:paragraph-rsid="0707322e"/>
    </style:style>
    <style:style style:name="P89" style:family="paragraph" style:parent-style-name="Default" style:list-style-name="L5">
      <style:paragraph-properties style:line-height-at-least="0.139in" fo:text-align="end" style:justify-single-word="false" style:writing-mode="rl-tb"/>
    </style:style>
    <style:style style:name="P90" style:family="paragraph" style:parent-style-name="Default" style:list-style-name="L5">
      <style:paragraph-properties style:line-height-at-least="0.139in" fo:text-align="end" style:justify-single-word="false" style:writing-mode="rl-tb"/>
      <style:text-properties officeooo:paragraph-rsid="06f4f6f4"/>
    </style:style>
    <style:style style:name="P91" style:family="paragraph" style:parent-style-name="Default" style:list-style-name="L6">
      <style:paragraph-properties style:line-height-at-least="0.139in" fo:text-align="end" style:justify-single-word="false" style:writing-mode="rl-tb"/>
      <style:text-properties officeooo:paragraph-rsid="0703062c"/>
    </style:style>
    <style:style style:name="P92"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93"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94" style:family="paragraph" style:parent-style-name="Default" style:list-style-name="L5">
      <style:paragraph-properties style:line-height-at-least="0.139in" fo:text-align="start" style:justify-single-word="false" style:writing-mode="lr-tb"/>
      <style:text-properties officeooo:paragraph-rsid="06f4f6f4"/>
    </style:style>
    <style:style style:name="P95" style:family="paragraph" style:parent-style-name="Default" style:list-style-name="L7">
      <style:paragraph-properties fo:margin-top="0in" fo:margin-bottom="0in" loext:contextual-spacing="false" fo:line-height="100%" fo:text-align="end" style:justify-single-word="false" style:writing-mode="rl-tb"/>
      <style:text-properties officeooo:paragraph-rsid="0704ef7a"/>
    </style:style>
    <style:style style:name="P96" style:family="paragraph" style:parent-style-name="Default" style:list-style-name="L7">
      <style:paragraph-properties fo:margin-top="0in" fo:margin-bottom="0in" loext:contextual-spacing="false" fo:line-height="100%" fo:text-align="end" style:justify-single-word="false" style:writing-mode="rl-tb"/>
      <style:text-properties officeooo:paragraph-rsid="070f4281"/>
    </style:style>
    <style:style style:name="P97" style:family="paragraph" style:parent-style-name="Heading_20_3" style:list-style-name="L12">
      <style:paragraph-properties fo:line-height="100%" fo:text-align="start" style:justify-single-word="false" style:writing-mode="lr-tb"/>
      <style:text-properties officeooo:paragraph-rsid="071ebc14"/>
    </style:style>
    <style:style style:name="P98" style:family="paragraph" style:parent-style-name="Heading_20_3" style:list-style-name="L12">
      <style:paragraph-properties fo:line-height="100%" fo:text-align="start" style:justify-single-word="false" style:writing-mode="lr-tb"/>
      <style:text-properties officeooo:paragraph-rsid="0725b4c7"/>
    </style:style>
    <style:style style:name="P99" style:family="paragraph" style:parent-style-name="Heading_20_3" style:list-style-name="L12">
      <style:paragraph-properties fo:margin-top="0in" fo:margin-bottom="0in" loext:contextual-spacing="false" fo:line-height="100%" fo:text-align="start" style:justify-single-word="false" style:writing-mode="lr-tb"/>
      <style:text-properties style:font-name="David CLM" fo:font-weight="normal" officeooo:rsid="072b0674" officeooo:paragraph-rsid="072b0674" style:font-weight-asian="normal" style:font-name-complex="David CLM" style:font-weight-complex="normal"/>
    </style:style>
    <style:style style:name="T1" style:family="text">
      <style:text-properties style:text-position="9% 100%" style:font-name="Liberation Sans1" fo:font-size="12pt" style:font-size-asian="12pt" style:font-name-complex="David CLM" style:font-size-complex="12pt"/>
    </style:style>
    <style:style style:name="T2" style:family="text">
      <style:text-properties style:text-position="9% 100%" style:font-name="Liberation Sans1" fo:font-size="12pt" officeooo:rsid="069c3f25" style:font-size-asian="12pt" style:font-name-complex="David CLM" style:font-size-complex="12pt"/>
    </style:style>
    <style:style style:name="T3" style:family="text">
      <style:text-properties style:text-position="9% 100%" style:font-name="Liberation Sans1" fo:font-size="12pt" officeooo:rsid="06aac744" style:font-size-asian="12pt" style:font-name-complex="David CLM" style:font-size-complex="12pt"/>
    </style:style>
    <style:style style:name="T4" style:family="text">
      <style:text-properties style:text-position="9% 100%" style:font-name="Liberation Sans1" fo:font-size="12pt" officeooo:rsid="06ab04b6" style:font-size-asian="12pt" style:font-name-complex="David CLM" style:font-size-complex="12pt"/>
    </style:style>
    <style:style style:name="T5" style:family="text">
      <style:text-properties style:text-position="9% 100%" style:font-name="Liberation Sans1" fo:font-size="12pt" officeooo:rsid="06accab9" style:font-size-asian="12pt" style:font-name-complex="David CLM" style:font-size-complex="12pt"/>
    </style:style>
    <style:style style:name="T6" style:family="text">
      <style:text-properties style:text-position="9% 100%" style:font-name="Liberation Sans1" fo:font-size="12pt" officeooo:rsid="06ad59d3" style:font-size-asian="12pt" style:font-name-complex="David CLM" style:font-size-complex="12pt"/>
    </style:style>
    <style:style style:name="T7" style:family="text">
      <style:text-properties style:text-position="9% 100%" style:font-name="Liberation Sans1" fo:font-size="12pt" officeooo:rsid="06b589af" style:font-size-asian="12pt" style:font-name-complex="David CLM" style:font-size-complex="12pt"/>
    </style:style>
    <style:style style:name="T8" style:family="text">
      <style:text-properties style:text-position="9% 100%" style:font-name="Liberation Sans1" fo:font-size="12pt" officeooo:rsid="06b59f08" style:font-size-asian="12pt" style:font-name-complex="David CLM" style:font-size-complex="12pt"/>
    </style:style>
    <style:style style:name="T9" style:family="text">
      <style:text-properties style:text-position="9% 100%" style:font-name="Liberation Sans1" fo:font-size="12pt" officeooo:rsid="06b76c8a" style:font-size-asian="12pt" style:font-name-complex="David CLM" style:font-size-complex="12pt"/>
    </style:style>
    <style:style style:name="T10" style:family="text">
      <style:text-properties style:font-name="David CLM" style:font-name-complex="David CLM"/>
    </style:style>
    <style:style style:name="T11" style:family="text">
      <style:text-properties style:font-name="David CLM" officeooo:rsid="06a885f0" style:font-name-complex="David CLM"/>
    </style:style>
    <style:style style:name="T12" style:family="text">
      <style:text-properties style:font-name="David CLM" officeooo:rsid="06af127d" style:font-name-complex="David CLM"/>
    </style:style>
    <style:style style:name="T13" style:family="text">
      <style:text-properties style:font-name="David CLM" officeooo:rsid="06ba8bd6" style:font-name-complex="David CLM"/>
    </style:style>
    <style:style style:name="T14" style:family="text">
      <style:text-properties style:font-name="David CLM" officeooo:rsid="06bab42b" style:font-name-complex="David CLM"/>
    </style:style>
    <style:style style:name="T15" style:family="text">
      <style:text-properties style:font-name="David CLM" officeooo:rsid="06bab99a" style:font-name-complex="David CLM"/>
    </style:style>
    <style:style style:name="T16" style:family="text">
      <style:text-properties style:font-name="David CLM" officeooo:rsid="06d40822" style:font-name-complex="David CLM"/>
    </style:style>
    <style:style style:name="T17" style:family="text">
      <style:text-properties style:font-name="David CLM" officeooo:rsid="06d933f1" style:font-name-complex="David CLM"/>
    </style:style>
    <style:style style:name="T18" style:family="text">
      <style:text-properties style:font-name="David CLM" fo:font-style="italic" style:font-style-asian="italic" style:font-name-complex="David CLM" style:font-style-complex="italic"/>
    </style:style>
    <style:style style:name="T19" style:family="text">
      <style:text-properties style:font-name="David CLM" fo:font-style="italic" officeooo:rsid="06d40822" style:font-style-asian="italic" style:font-name-complex="David CLM" style:font-style-complex="italic"/>
    </style:style>
    <style:style style:name="T20" style:family="text">
      <style:text-properties style:font-name="David CLM" fo:font-weight="normal" officeooo:rsid="07209f00" style:font-weight-asian="normal" style:font-name-complex="David CLM" style:font-weight-complex="normal"/>
    </style:style>
    <style:style style:name="T21" style:family="text">
      <style:text-properties style:font-name="David CLM" fo:font-weight="normal" officeooo:rsid="0722200f" style:font-weight-asian="normal" style:font-name-complex="David CLM" style:font-weight-complex="normal"/>
    </style:style>
    <style:style style:name="T22" style:family="text">
      <style:text-properties style:font-name="David CLM" fo:font-weight="normal" officeooo:rsid="071ebc14" style:font-weight-asian="normal" style:font-name-complex="David CLM" style:font-weight-complex="normal"/>
    </style:style>
    <style:style style:name="T23" style:family="text">
      <style:text-properties style:font-name="David CLM" fo:font-weight="normal" officeooo:rsid="0725b4c7" style:font-weight-asian="normal" style:font-name-complex="David CLM" style:font-weight-complex="normal"/>
    </style:style>
    <style:style style:name="T24" style:family="text">
      <style:text-properties style:font-name="David CLM" fo:font-weight="normal" officeooo:rsid="072b0674" style:font-weight-asian="normal" style:font-name-complex="David CLM" style:font-weight-complex="normal"/>
    </style:style>
    <style:style style:name="T25" style:family="text">
      <style:text-properties style:font-name="David CLM" fo:font-weight="normal" officeooo:rsid="072b759b" style:font-weight-asian="normal" style:font-name-complex="David CLM" style:font-weight-complex="normal"/>
    </style:style>
    <style:style style:name="T26" style:family="text">
      <style:text-properties style:font-name="David CLM" fo:font-weight="normal" officeooo:rsid="072df652" style:font-weight-asian="normal" style:font-name-complex="David CLM" style:font-weight-complex="normal"/>
    </style:style>
    <style:style style:name="T27" style:family="text">
      <style:text-properties style:font-name="David CLM" fo:font-weight="normal" officeooo:rsid="072f3b86" style:font-weight-asian="normal" style:font-name-complex="David CLM" style:font-weight-complex="normal"/>
    </style:style>
    <style:style style:name="T28" style:family="text">
      <style:text-properties style:font-name="David CLM" fo:font-weight="normal" officeooo:rsid="07307fae" style:font-weight-asian="normal" style:font-name-complex="David CLM" style:font-weight-complex="normal"/>
    </style:style>
    <style:style style:name="T29" style:family="text">
      <style:text-properties style:font-name="David CLM" fo:font-weight="normal" officeooo:rsid="07320555" style:font-weight-asian="normal" style:font-name-complex="David CLM" style:font-weight-complex="normal"/>
    </style:style>
    <style:style style:name="T30" style:family="text">
      <style:text-properties style:font-name="David CLM" fo:font-weight="bold" officeooo:rsid="0725b4c7" style:font-weight-asian="normal" style:font-name-complex="David CLM" style:font-weight-complex="normal"/>
    </style:style>
    <style:style style:name="T31" style:family="text">
      <style:text-properties style:font-name="David CLM" fo:font-weight="bold" officeooo:rsid="072b0674" style:font-weight-asian="normal" style:font-name-complex="David CLM" style:font-weight-complex="normal"/>
    </style:style>
    <style:style style:name="T32" style:family="text">
      <style:text-properties officeooo:rsid="06b433b8"/>
    </style:style>
    <style:style style:name="T33" style:family="text">
      <style:text-properties officeooo:rsid="06bfc456"/>
    </style:style>
    <style:style style:name="T34" style:family="text">
      <style:text-properties officeooo:rsid="06c10f36"/>
    </style:style>
    <style:style style:name="T35" style:family="text">
      <style:text-properties officeooo:rsid="06c32b5e"/>
    </style:style>
    <style:style style:name="T36" style:family="text">
      <style:text-properties fo:font-style="italic" style:font-style-asian="italic" style:font-style-complex="italic"/>
    </style:style>
    <style:style style:name="T37" style:family="text">
      <style:text-properties fo:font-style="italic" officeooo:rsid="06c53a8e" style:font-style-asian="italic" style:font-style-complex="italic"/>
    </style:style>
    <style:style style:name="T38" style:family="text">
      <style:text-properties fo:font-style="italic" officeooo:rsid="07139842"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officeooo:rsid="06c724f4" style:font-weight-asian="bold" style:font-weight-complex="bold"/>
    </style:style>
    <style:style style:name="T41" style:family="text">
      <style:text-properties fo:font-weight="bold" officeooo:rsid="06d4da9f" style:font-weight-asian="bold" style:font-weight-complex="bold"/>
    </style:style>
    <style:style style:name="T42" style:family="text">
      <style:text-properties officeooo:rsid="06c53a8e"/>
    </style:style>
    <style:style style:name="T43"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44" style:family="text">
      <style:text-properties fo:color="#000000" style:text-outline="false" style:text-line-through-style="none" style:text-line-through-type="none" style:font-name="Liberation Sans1" fo:font-style="normal" fo:text-shadow="none" style:text-underline-style="none" fo:font-weight="normal" officeooo:rsid="06c84355" style:letter-kerning="true" style:font-style-asian="normal" style:font-weight-asian="normal" style:text-emphasize="none"/>
    </style:style>
    <style:style style:name="T45" style:family="text">
      <style:text-properties fo:color="#000000" style:text-outline="false" style:text-line-through-style="none" style:text-line-through-type="none" style:font-name="Liberation Sans1" fo:font-style="normal" fo:text-shadow="none" style:text-underline-style="none" fo:font-weight="normal" officeooo:rsid="06cd1c41" style:letter-kerning="true" style:font-style-asian="normal" style:font-weight-asian="normal" style:text-emphasize="none"/>
    </style:style>
    <style:style style:name="T46" style:family="text">
      <style:text-properties fo:color="#000000" style:text-outline="false" style:text-line-through-style="none" style:text-line-through-type="none" style:font-name="Liberation Sans1" fo:font-style="normal" fo:text-shadow="none" style:text-underline-style="none" fo:font-weight="normal" officeooo:rsid="06ce87d6" style:letter-kerning="true" style:font-style-asian="normal" style:font-weight-asian="normal" style:text-emphasize="none"/>
    </style:style>
    <style:style style:name="T47" style:family="text">
      <style:text-properties fo:color="#000000" style:text-outline="false" style:text-line-through-style="none" style:text-line-through-type="none" style:font-name="Liberation Sans1" fo:font-style="normal" fo:text-shadow="none" style:text-underline-style="none" fo:font-weight="normal" officeooo:rsid="06c724f4" style:letter-kerning="true" style:font-style-asian="normal" style:font-weight-asian="normal" style:text-emphasize="none"/>
    </style:style>
    <style:style style:name="T48" style:family="text">
      <style:text-properties fo:color="#000000" style:text-outline="false" style:text-line-through-style="none" style:text-line-through-type="none" style:font-name="Liberation Sans1" fo:font-style="normal" fo:text-shadow="none" style:text-underline-style="none" fo:font-weight="normal" officeooo:rsid="06d65a51" style:letter-kerning="true" style:font-style-asian="normal" style:font-weight-asian="normal" style:text-emphasize="none"/>
    </style:style>
    <style:style style:name="T49" style:family="text">
      <style:text-properties fo:color="#000000" style:text-outline="false" style:text-line-through-style="none" style:text-line-through-type="none" style:font-name="Liberation Sans1" fo:font-style="normal" fo:text-shadow="none" style:text-underline-style="none" fo:font-weight="normal" officeooo:rsid="06d661ec" style:letter-kerning="true" style:font-style-asian="normal" style:font-weight-asian="normal" style:text-emphasize="none"/>
    </style:style>
    <style:style style:name="T50" style:family="text">
      <style:text-properties fo:color="#000000" style:text-outline="false" style:text-line-through-style="none" style:text-line-through-type="none" style:font-name="Liberation Sans1" fo:font-style="normal" fo:text-shadow="none" style:text-underline-style="none" fo:font-weight="normal" officeooo:rsid="06d6ff11" style:letter-kerning="true" style:font-style-asian="normal" style:font-weight-asian="normal" style:text-emphasize="none"/>
    </style:style>
    <style:style style:name="T51" style:family="text">
      <style:text-properties fo:color="#000000" style:text-outline="false" style:text-line-through-style="none" style:text-line-through-type="none" style:font-name="Liberation Sans1" fo:font-style="normal" fo:text-shadow="none" style:text-underline-style="none" fo:font-weight="normal" officeooo:rsid="06da04c0" style:letter-kerning="true" style:font-style-asian="normal" style:font-weight-asian="normal" style:text-emphasize="none"/>
    </style:style>
    <style:style style:name="T52" style:family="text">
      <style:text-properties fo:color="#000000" style:text-outline="false" style:text-line-through-style="none" style:text-line-through-type="none" style:font-name="Liberation Sans1" fo:font-style="normal" fo:text-shadow="none" style:text-underline-style="none" fo:font-weight="normal" officeooo:rsid="06dad47b" style:letter-kerning="true" style:font-style-asian="normal" style:font-weight-asian="normal" style:text-emphasize="none"/>
    </style:style>
    <style:style style:name="T53" style:family="text">
      <style:text-properties fo:color="#000000" style:text-outline="false" style:text-line-through-style="none" style:text-line-through-type="none" style:font-name="Liberation Sans1" fo:font-style="normal" fo:text-shadow="none" style:text-underline-style="none" fo:font-weight="normal" officeooo:rsid="06dc1c83" style:letter-kerning="true" style:font-style-asian="normal" style:font-weight-asian="normal" style:text-emphasize="none"/>
    </style:style>
    <style:style style:name="T54" style:family="text">
      <style:text-properties fo:color="#000000" style:text-outline="false" style:text-line-through-style="none" style:text-line-through-type="none" style:font-name="Liberation Sans1" fo:font-style="normal" fo:text-shadow="none" style:text-underline-style="none" fo:font-weight="normal" officeooo:rsid="06de6a9f" style:letter-kerning="true" style:font-style-asian="normal" style:font-weight-asian="normal" style:text-emphasize="none"/>
    </style:style>
    <style:style style:name="T55" style:family="text">
      <style:text-properties fo:color="#000000" style:text-outline="false" style:text-line-through-style="none" style:text-line-through-type="none" style:font-name="Liberation Sans1" fo:font-style="normal" fo:text-shadow="none" style:text-underline-style="none" fo:font-weight="normal" officeooo:rsid="06df769e" style:letter-kerning="true" style:font-style-asian="normal" style:font-weight-asian="normal" style:text-emphasize="none"/>
    </style:style>
    <style:style style:name="T56" style:family="text">
      <style:text-properties fo:color="#000000" style:text-outline="false" style:text-line-through-style="none" style:text-line-through-type="none" style:font-name="Liberation Sans1" fo:font-style="normal" fo:text-shadow="none" style:text-underline-style="none" fo:font-weight="normal" officeooo:rsid="06df79f3" style:letter-kerning="true" style:font-style-asian="normal" style:font-weight-asian="normal" style:text-emphasize="none"/>
    </style:style>
    <style:style style:name="T57" style:family="text">
      <style:text-properties fo:color="#000000" style:text-outline="false" style:text-line-through-style="none" style:text-line-through-type="none" style:font-name="Liberation Sans1" fo:font-style="normal" fo:text-shadow="none" style:text-underline-style="none" fo:font-weight="normal" officeooo:rsid="06e10616" style:letter-kerning="true" style:font-style-asian="normal" style:font-weight-asian="normal" style:text-emphasize="none"/>
    </style:style>
    <style:style style:name="T58" style:family="text">
      <style:text-properties fo:color="#000000" style:text-outline="false" style:text-line-through-style="none" style:text-line-through-type="none" style:font-name="Liberation Sans1" fo:font-style="normal" fo:text-shadow="none" style:text-underline-style="none" fo:font-weight="normal" officeooo:rsid="06e3d352" style:letter-kerning="true" style:font-style-asian="normal" style:font-weight-asian="normal" style:text-emphasize="none"/>
    </style:style>
    <style:style style:name="T59" style:family="text">
      <style:text-properties fo:color="#000000" style:text-outline="false" style:text-line-through-style="none" style:text-line-through-type="none" style:font-name="Liberation Sans1" fo:font-style="normal" fo:text-shadow="none" style:text-underline-style="none" fo:font-weight="normal" officeooo:rsid="06e49912" style:letter-kerning="true" style:font-style-asian="normal" style:font-weight-asian="normal" style:text-emphasize="none"/>
    </style:style>
    <style:style style:name="T60" style:family="text">
      <style:text-properties fo:color="#000000" style:text-outline="false" style:text-line-through-style="none" style:text-line-through-type="none" style:font-name="Liberation Sans1" fo:font-style="normal" fo:text-shadow="none" style:text-underline-style="none" fo:font-weight="normal" officeooo:rsid="06e603a6" style:letter-kerning="true" style:font-style-asian="normal" style:font-weight-asian="normal" style:text-emphasize="none"/>
    </style:style>
    <style:style style:name="T61" style:family="text">
      <style:text-properties fo:color="#000000" style:text-outline="false" style:text-line-through-style="none" style:text-line-through-type="none" style:font-name="Liberation Sans1" fo:font-style="normal" fo:text-shadow="none" style:text-underline-style="none" fo:font-weight="normal" officeooo:rsid="06e6855f" style:letter-kerning="true" style:font-style-asian="normal" style:font-weight-asian="normal" style:text-emphasize="none"/>
    </style:style>
    <style:style style:name="T62" style:family="text">
      <style:text-properties fo:color="#000000" style:text-outline="false" style:text-line-through-style="none" style:text-line-through-type="none" style:font-name="Liberation Sans1" fo:font-style="normal" fo:text-shadow="none" style:text-underline-style="none" fo:font-weight="normal" officeooo:rsid="06e81c1a" style:letter-kerning="true" style:font-style-asian="normal" style:font-weight-asian="normal" style:text-emphasize="none"/>
    </style:style>
    <style:style style:name="T63" style:family="text">
      <style:text-properties fo:color="#000000" style:text-outline="false" style:text-line-through-style="none" style:text-line-through-type="none" style:font-name="Liberation Sans1" fo:font-style="normal" fo:text-shadow="none" style:text-underline-style="none" fo:font-weight="normal" officeooo:rsid="06e83131" style:letter-kerning="true" style:font-style-asian="normal" style:font-weight-asian="normal" style:text-emphasize="none"/>
    </style:style>
    <style:style style:name="T64" style:family="text">
      <style:text-properties fo:color="#000000" style:text-outline="false" style:text-line-through-style="none" style:text-line-through-type="none" style:font-name="Liberation Sans1" fo:font-style="normal" fo:text-shadow="none" style:text-underline-style="none" fo:font-weight="normal" officeooo:rsid="06e8c3bb" style:letter-kerning="true" style:font-style-asian="normal" style:font-weight-asian="normal" style:text-emphasize="none"/>
    </style:style>
    <style:style style:name="T65" style:family="text">
      <style:text-properties fo:color="#000000" style:text-outline="false" style:text-line-through-style="none" style:text-line-through-type="none" style:font-name="Liberation Sans1" fo:font-style="normal" fo:text-shadow="none" style:text-underline-style="none" fo:font-weight="normal" officeooo:rsid="07341c29" style:letter-kerning="true" style:font-style-asian="normal" style:font-weight-asian="normal" style:text-emphasize="none"/>
    </style:style>
    <style:style style:name="T66" style:family="text">
      <style:text-properties fo:color="#000000" style:text-outline="false" style:text-line-through-style="none" style:text-line-through-type="none" style:font-name="Liberation Sans1" fo:font-style="normal" fo:text-shadow="none" style:text-underline-style="none" fo:font-weight="bold" style:letter-kerning="true" style:font-style-asian="normal" style:font-weight-asian="bold" style:font-weight-complex="bold" style:text-emphasize="none"/>
    </style:style>
    <style:style style:name="T67" style:family="text">
      <style:text-properties fo:color="#000000" style:text-outline="false" style:text-line-through-style="none" style:text-line-through-type="none" style:font-name="Liberation Sans1" fo:font-style="normal" fo:text-shadow="none" style:text-underline-style="none" fo:font-weight="bold" officeooo:rsid="06d661ec" style:letter-kerning="true" style:font-style-asian="normal" style:font-weight-asian="bold" style:font-weight-complex="bold" style:text-emphasize="none"/>
    </style:style>
    <style:style style:name="T68" style:family="text">
      <style:text-properties fo:color="#000000" style:text-outline="false" style:text-line-through-style="none" style:text-line-through-type="none" style:font-name="Liberation Sans1" fo:font-style="normal" fo:text-shadow="none" style:text-underline-style="none" fo:font-weight="bold" officeooo:rsid="06e8c3bb" style:letter-kerning="true" style:font-style-asian="normal" style:font-weight-asian="bold" style:font-weight-complex="bold" style:text-emphasize="none"/>
    </style:style>
    <style:style style:name="T69" style:family="text">
      <style:text-properties fo:color="#000000" style:text-outline="false" style:text-line-through-style="none" style:text-line-through-type="none" style:font-name="Liberation Sans1"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70" style:family="text">
      <style:text-properties fo:color="#000000" style:text-outline="false" style:text-line-through-style="none" style:text-line-through-type="none" style:font-name="Liberation Sans1" fo:font-style="italic" fo:text-shadow="none" style:text-underline-style="none" fo:font-weight="normal" style:letter-kerning="true" style:font-style-asian="italic" style:font-weight-asian="normal" style:font-style-complex="italic" style:font-weight-complex="normal" style:text-emphasize="none"/>
    </style:style>
    <style:style style:name="T71" style:family="text">
      <style:text-properties fo:color="#000000" style:text-outline="false" style:text-line-through-style="none" style:text-line-through-type="none" style:font-name="Liberation Sans1"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72" style:family="text">
      <style:text-properties fo:color="#000000" style:text-outline="false" style:text-line-through-style="none" style:text-line-through-type="none" style:font-name="Liberation Sans1" fo:font-style="italic" fo:text-shadow="none" style:text-underline-style="none" fo:font-weight="normal" officeooo:rsid="06df769e" style:letter-kerning="true" style:font-style-asian="italic" style:font-weight-asian="normal" style:font-style-complex="italic" style:text-emphasize="none"/>
    </style:style>
    <style:style style:name="T73" style:family="text">
      <style:text-properties officeooo:rsid="06c724f4"/>
    </style:style>
    <style:style style:name="T74" style:family="text">
      <style:text-properties officeooo:rsid="06c84355"/>
    </style:style>
    <style:style style:name="T75" style:family="text">
      <style:text-properties fo:font-size="12pt" style:font-size-asian="12pt" style:font-size-complex="12pt"/>
    </style:style>
    <style:style style:name="T76" style:family="text">
      <style:text-properties fo:font-size="12pt" fo:font-weight="bold" style:font-size-asian="12pt" style:font-weight-asian="bold" style:font-size-complex="12pt" style:font-weight-complex="bold"/>
    </style:style>
    <style:style style:name="T77" style:family="text">
      <style:text-properties officeooo:rsid="06cb42a2"/>
    </style:style>
    <style:style style:name="T78" style:family="text">
      <style:text-properties officeooo:rsid="06d4da9f"/>
    </style:style>
    <style:style style:name="T79" style:family="text">
      <style:text-properties officeooo:rsid="06eb6d06"/>
    </style:style>
    <style:style style:name="T80"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81"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82"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84"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85" style:family="text">
      <style:text-properties style:text-outline="false" style:text-line-through-style="none" style:text-line-through-type="none" fo:font-style="normal" fo:text-shadow="none" style:text-underline-style="none" fo:font-weight="bold" officeooo:rsid="06ee2684" style:letter-kerning="true" style:font-style-asian="normal" style:font-weight-asian="bold" style:font-weight-complex="bold" style:text-emphasize="none"/>
    </style:style>
    <style:style style:name="T86"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7032720"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707ece7"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709010d"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093e19"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0a1ced"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0d9d56"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1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14"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15"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16"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17"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text-emphasize="none"/>
    </style:style>
    <style:style style:name="T118" style:family="text">
      <style:text-properties style:text-outline="false" style:text-line-through-style="none" style:text-line-through-type="none" fo:font-style="italic" fo:text-shadow="none" style:text-underline-style="none" fo:font-weight="normal" officeooo:rsid="0702d21d" style:letter-kerning="true" style:font-style-asian="italic" style:font-weight-asian="normal" style:text-emphasize="none"/>
    </style:style>
    <style:style style:name="T119"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20"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2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22"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23"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font-style-complex="italic" style:text-emphasize="none"/>
    </style:style>
    <style:style style:name="T124"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25"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26"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27"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28"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29"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30"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31"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32"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33"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34"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35"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36"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37"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38"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39"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40"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41"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42" style:family="text">
      <style:text-properties officeooo:rsid="06ecc75e"/>
    </style:style>
    <style:style style:name="T143"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4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4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4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4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4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4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50"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5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5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5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54"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5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56" style:family="text">
      <style:text-properties style:use-window-font-color="true"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57" style:family="text">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58"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59"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60" style:family="text">
      <style:text-properties officeooo:rsid="06ee2684"/>
    </style:style>
    <style:style style:name="T161" style:family="text">
      <style:text-properties officeooo:rsid="07139842"/>
    </style:style>
    <style:style style:name="T162" style:family="text">
      <style:text-properties officeooo:rsid="071931ec"/>
    </style:style>
    <style:style style:name="T163" style:family="text">
      <style:text-properties officeooo:rsid="043ba312"/>
    </style:style>
    <style:style style:name="T164" style:family="text">
      <style:text-properties officeooo:rsid="043b4f7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מכרזים</text:h>
      <text:p text:style-name="P18"><text:span text:style-name="T2">מ</text:span><text:span text:style-name="T1">כרזים היו קיימים </text:span><text:span text:style-name="T3">עוד מימי האימפריה הבבלית. </text:span><text:span text:style-name="T4">המכרזים המתועדים הראשונים היו מכרזים למכירת </text:span><text:span text:style-name="T5">נשים </text:span><text:span text:style-name="T4">- </text:span><text:span text:style-name="T3">הבבלים נהגו למכור את בנותיהם במכרז לחתן המרבה במחיר.</text:span><text:span text:style-name="T6"> <text:s/>בתקופת האימפריה הרומית נהגו למכור שלל-מלחמה</text:span><text:span text:style-name="T7"> במכירה פומבית.</text:span><text:span text:style-name="T6"> פעם אחת</text:span><text:span text:style-name="T7">, </text:span><text:span text:style-name="T6">האימפריה הרומית כולה הועמדה למכירה פומבית. </text:span><text:span text:style-name="T7">זה קרה בשנת 193 </text:span><text:span text:style-name="T8">לספה"נ</text:span><text:span text:style-name="T7">, אחרי ש</text:span><text:span text:style-name="T6">הקיסר נרצח</text:span><text:span text:style-name="T7">. <text:s/></text:span><text:span text:style-name="T9">המשמר הפריטוריאני (שומרי הראש של הקיסר) </text:span><text:span text:style-name="T6">הכריזו שהם יתנו את הכתר למרבה במחיר. הזוכה החזיק בכתר כ-9 שבועות עד שנרצח גם הוא...</text:span></text:p>
      <text:p text:style-name="P20">בימי הביניים מכרזים היו קצת פחות נפוצים. הם חזרו לאופנה בסביבות המאה ה-17, אז התחילו באנגליה למכור יצירות-אומנות במכרזים פומביים. </text:p>
      <text:p text:style-name="P19"><text:span text:style-name="T12">ה</text:span><text:span text:style-name="T10">יום, החשיבות של מכרזים עולה במהירות. </text:span><text:span text:style-name="T13">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14">חברות המפעילות מנועי-חיפוש מוכרות מקומות על הדף למפרסמים. בכל רגע מתבצעים מיליוני מכרזים כאלו בו-זמנית באופן אוטומטי בכל רחבי העולם. </text:span><text:span text:style-name="T15"><text:s text:c="2"/></text:span></text:p>
      <text:p text:style-name="Heading_20_2"><text:span text:style-name="T15">ס</text:span><text:span text:style-name="T10">וגי מכרזים</text:span></text:p>
      <text:p text:style-name="P21">ישנם כמה סוגים נפוצים של מכרזים:</text:p>
      <text:list xml:id="list3689091472" text:style-name="L1">
        <text:list-item>
          <text:p text:style-name="P73">מכרז אנגלי - מתחילים במחיר נמוך. כל אחד מהמשתתפים יכול להעלות את המחיר<text:span text:style-name="T34">. מי שהמחיר שלו נשאר אחרון - זוכה.</text:span></text:p>
        </text:list-item>
        <text:list-item>
          <text:p text:style-name="P74">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74">מכרז הולנדי - מתחילים במחיר גבוה. הכרוז מוריד את המחיר בצעדים קבועים. הראשון שמרים את היד - זוכה.</text:p>
        </text:list-item>
        <text:list-item>
          <text:p text:style-name="P74">מכרז מעטפות חתומות, מחיר ראשון - כל משתתף כותב מספר במעטפה ומגיש לכרוז. הכרוז פותח את כל המעטפות. מי שכתב את המחיר הגבוה ביותר זוכה, ומשלם את המחיר שהכריז.</text:p>
        </text:list-item>
        <text:list-item>
          <text:p text:style-name="P74">מכרז מעטפות חתומות, מחיר שני - כנ"ל, רק שהזוכה לא משלם את המחיר שהכריז - אלא את המחיר הבא בתור.</text:p>
        </text:list-item>
      </text:list>
      <text:p text:style-name="P33">מה ההבדל<text:span text:style-name="T35">ים</text:span> בין כל <text:span text:style-name="T35">סוגי </text:span>המכרזים האלה? באיזה מכרז עדיף להשתמש ומדוע?</text:p>
      <text:p text:style-name="P34">כדי לענות לשאלה אנחנו צריכים <text:span text:style-name="T36">מודל </text:span>המתאר את פעולות השחקנים. </text:p>
      <text:p text:style-name="P22">אנחנו מניחים שיש חפץ אחד, וכל שחקן j <text:s/>מייחס לו <text:span text:style-name="T36">ערך</text:span> אחר - v[j]. מדוע הערכים שונים? כמה סיבות:</text:p>
      <text:list xml:id="list1795627143" text:style-name="L2">
        <text:list-item>
          <text:p text:style-name="P75">טעם אישי (למשל באומנות)</text:p>
        </text:list-item>
        <text:list-item>
          <text:p text:style-name="P75">כישרון בניה (למשל בקרקעות)</text:p>
        </text:list-item>
        <text:list-item>
          <text:p text:style-name="P75">יכולת הפקת רווח (למשל בתדרים)</text:p>
        </text:list-item>
        <text:list-item>
          <text:p text:style-name="P75">הערכת סיכויי רווח (למשל בשדה גז או נפט)</text:p>
        </text:list-item>
        <text:list-item>
          <text:p text:style-name="P75">תרומה למכירות (למשל במכרז פרסום).‬</text:p>
        </text:list-item>
      </text:list>
      <text:p text:style-name="P30">אם שחקן זוכה בחפץ ומשלם מחיר p, אז ה<text:span text:style-name="T36">תועלת </text:span>שלו היא ההפרש v[j]-p.</text:p>
      <text:p text:style-name="P31">שימו לב - אנחנו מבחינים בין ערך לבין תועלת: </text:p>
      <text:list xml:id="list3729581270" text:style-name="L3">
        <text:list-item>
          <text:p text:style-name="P76"><text:span text:style-name="T19">ערך</text:span><text:span text:style-name="T16"> = ברוטו = כמה החפץ שווה עבורי.</text:span></text:p>
        </text:list-item>
        <text:list-item>
          <text:p text:style-name="P77"><text:span text:style-name="T18">תועלת </text:span><text:span text:style-name="T10">= נטו = כמה ערך נשאר לי אם קיבלתי את החפץ ושילמתי את המחיר.</text:span></text:p>
        </text:list-item>
      </text:list>
      <text:p text:style-name="P30"/>
      <text:p text:style-name="P23"><text:soft-page-break/>מכרז אמיתי</text:p>
      <text:p text:style-name="P17">בתור התחלה נתמקד במכרז מעטפות חתומות - מכרז שבו כל שחקן עושה רק פעולה אחת והיא לרשום מספר במעטפה.</text:p>
      <text:p text:style-name="P17"><text:span text:style-name="T41">הגדרה</text:span><text:span text:style-name="T78">: </text:span>מכרז נקרא <text:span text:style-name="T39">אמיתי</text:span> (truthful) אם כל שחקן j משיג תועלת גדולה ביותר כאשר הוא רושם v[j]<text:span text:style-name="T42">, </text:span><text:span text:style-name="T37">לכל </text:span><text:span text:style-name="T42">צירוף פעולות של השחקנים האחרים.</text:span></text:p>
      <text:p text:style-name="P7">למה זה טוב? - כי זה חוסך לשחקנים את הצורך "לרגל" אחרי שחקנים אחרים. כל שחקן צריך רק לדעת מה הערך שלו - הוא לא צריך לנסות לברר מה חושבים האחרים.</text:p>
      <text:p text:style-name="P4"><text:span text:style-name="T39">משפט</text:span>: מכרז מחיר ראשון אינו אמיתי.</text:p>
      <text:p text:style-name="P5"><text:span text:style-name="T39">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74"> </text:span><text:span text:style-name="T69">***</text:span></text:p>
      <text:p text:style-name="P8">כיוון שמכרז מחיר ראשון אינו אמיתי,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9">האם קיים מכרז אמיתי? - כן, ברור: מכרז שבו אף אחד לא זוכה אף פעם הוא אמיתי...</text:p>
      <text:p text:style-name="P9">אבל, האם קיים מכרז אמיתי שהוא גם יעיל-פארטו?</text:p>
      <text:p text:style-name="P9">התשובה היא כן! <text:span text:style-name="T161">הוא נקרא </text:span><text:span text:style-name="T38">מכרז ויקרי</text:span><text:span text:style-name="T161"> - על-שם הממציא </text:span>(Vickrey), חתן פרס נובל<text:span text:style-name="T161"> בכלכלה. הוא נקרא גם</text:span> "מכרז מחיר שני"<text:span text:style-name="T77">: השחקן שהכריז את הערך הגבוה ביותר זוכה, והוא משלם את המחיר השני בגובהו.</text:span></text:p>
      <text:p text:style-name="P6"><text:span text:style-name="T76">משפט</text:span><text:span text:style-name="T75">: מכרז מחיר שני הוא אמיתי.</text:span></text:p>
      <text:p text:style-name="P10"><text:span text:style-name="T40">הוכחה</text:span><text:span text:style-name="T73">: </text:span><text:span text:style-name="T43">נ</text:span><text:span text:style-name="T65">נ</text:span><text:span text:style-name="T43">יח שהערך שלי הוא v והערך המקסימלי של האחרים הוא x. התועלת הגבוהה ביותר שאני יכול לקוות להשיג במכרז </text:span><text:span text:style-name="T45">ויקרי </text:span><text:span text:style-name="T43">היא</text:span><text:span text:style-name="T45"> v-x (אם v&gt;x) או 0 (אם v&lt;x). </text:span><text:span text:style-name="T46">או בקיצור: </text:span><text:span text:style-name="T43">max(0, v-x).</text:span><text:span text:style-name="T44"> </text:span></text:p>
      <text:p text:style-name="P10"><text:span text:style-name="T43">כשאני מכריז v</text:span><text:span text:style-name="T46">,</text:span><text:span text:style-name="T43"> </text:span><text:span text:style-name="T46">התועלת שלי היא בדיוק max(0, v-x). התועלת שלי גדולה ביותר כשאני מכריז את הערך האמיתי - ולכן המכרז אמיתי.</text:span><text:span text:style-name="T44"> </text:span><text:span text:style-name="T43"><text:s/>***</text:span></text:p>
      <text:p text:style-name="P12"><text:span text:style-name="T43">עכשיו נוכיח ש</text:span><text:span text:style-name="T47">מכרז מחיר שני הוא </text:span><text:span text:style-name="T43">יעיל-פארטו</text:span><text:span text:style-name="T47">.</text:span><text:span text:style-name="T43"> </text:span><text:span text:style-name="T48">שימו לב - יעילות פארטו כאן היא ביחס לקבוצת </text:span><text:span text:style-name="T49">כל המשתתפים - גם הקונים וגם מנהל-המכרז (אילו הקבוצה לא היתה כוללת את מנהל המכרז, היה</text:span><text:span text:style-name="T51"> </text:span><text:span text:style-name="T49"><text:s/>שיפור-פארטו מאד פשוט - לא לגבות כסף מהזוכה).</text:span></text:p>
      <text:p text:style-name="P13"><text:span text:style-name="T67">משפט</text:span><text:span text:style-name="T49">: </text:span><text:span text:style-name="T52">תוצאה של מכרז היא יעילה-פארטו אם-ורק-אם החפץ נמסר לקונה בעל הערך הגבוה ביותר.</text:span></text:p>
      <text:p text:style-name="P14"><text:span text:style-name="T66">הוכחה</text:span><text:span text:style-name="T43">: נוכיח על-דרך השלילה.</text:span></text:p>
      <text:p text:style-name="P15"><text:span text:style-name="T70">כיוון </text:span><text:span text:style-name="T71">אחד</text:span><text:span text:style-name="T43">: נניח </text:span><text:span text:style-name="T53">שתוצאה א </text:span><text:span text:style-name="T43">אי</text:span><text:span text:style-name="T53">נה</text:span><text:span text:style-name="T43"> יעיל</text:span><text:span text:style-name="T53">ה-</text:span><text:span text:style-name="T43">פארטו. אז </text:span><text:span text:style-name="T53">קיימת תוצאה ב שהיא שיפור-פארטו שלה. התשלום שמקבל מנהל המכרז בתוצאה ב חייב להיות </text:span><text:span text:style-name="T60">לפחות כמו ב</text:span><text:span text:style-name="T53">תוצאה א (</text:span><text:span text:style-name="T60">אחרת </text:span><text:span text:style-name="T53">מנהל המכרז מפסיד). </text:span><text:span text:style-name="T54">לכן סכום התשלומים שמשלמים הקונים בתוצאה ב </text:span><text:span text:style-name="T61">הוא לפחות כמו ב</text:span><text:span text:style-name="T54">תוצאה א. </text:span><text:span text:style-name="T55">כיוון שזה שיפור פארטו - </text:span><text:soft-page-break/><text:span text:style-name="T55">סכום הערכים של הקונים בתוצאה ב</text:span><text:span text:style-name="T62"> חייב להיות</text:span><text:span text:style-name="T55"> </text:span><text:span text:style-name="T72">גדול יותר </text:span><text:span text:style-name="T55">מ</text:span><text:span text:style-name="T63">ב</text:span><text:span text:style-name="T55">תוצאה א</text:span><text:span text:style-name="T56">. </text:span><text:span text:style-name="T57">לכן, בתוצאה א סכום הערכים של הקונים אינו מקסימלי. לכן, בתוצאה א החפץ אינו נמסר לקונה עם הערך הגבוה ביותר.</text:span></text:p>
      <text:p text:style-name="P32"><text:span text:style-name="T71">כ</text:span><text:span text:style-name="T70">יוון שני</text:span><text:span text:style-name="T43">: </text:span><text:span text:style-name="T57">נניח שבתוצאה א, החפץ </text:span><text:span text:style-name="T58">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3967154707" text:style-name="L4">
        <text:list-item>
          <text:p text:style-name="P78">החפץ נמסר לקונה ב;</text:p>
        </text:list-item>
        <text:list-item>
          <text:p text:style-name="P79"><text:span text:style-name="T43">קונה א משלם p-</text:span><text:span text:style-name="T59">x;</text:span></text:p>
        </text:list-item>
        <text:list-item>
          <text:p text:style-name="P80"><text:span text:style-name="T43">קונה ב משלם q+</text:span><text:span text:style-name="T59">x</text:span><text:span text:style-name="T43">;</text:span></text:p>
        </text:list-item>
        <text:list-item>
          <text:p text:style-name="P81"><text:span text:style-name="T59">כ</text:span><text:span text:style-name="T43">ל שאר הקונים משלמים כמו בתוצאה א.</text:span></text:p>
        </text:list-item>
      </text:list>
      <text:p text:style-name="P16"><text:span text:style-name="T43">תוצאה ב היא שיפור פארטו של תוצאה א: </text:span><text:span text:style-name="T59">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1"><text:span text:style-name="T68">הערה</text:span><text:span text:style-name="T43">:</text:span><text:span text:style-name="T64"> אפשר באותו אופן להוכיח משפט כללי יותר:</text:span><text:span text:style-name="T43"> בכלכלה עם כסף, כשלכל השחקנים יש תועלות קוואזי-ליניאריות, תוצאה היא יעילה-פארטו אם-ורק-אם היא ממקסמת את סכום הערכים</text:span><text:span text:style-name="T50"> של הקונים</text:span><text:span text:style-name="T43">.</text:span></text:p>
      <text:p text:style-name="P24"><text:span text:style-name="T10">מכרז </text:span><text:span text:style-name="T17">פירסום</text:span></text:p>
      <text:p text:style-name="P61">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36">שיעור הקלקה</text:span> (click-through rate<text:span text:style-name="T160">, CTR</text:span>)<text:span text:style-name="T142">,</text:span> המתאר כמה אחוזים מבין האנשים הצופים בדף מקליקים על הפרסומת; ככל שהפרסומת גבוהה יותר, שיעור ההקלקה עליה גבוה יותר.<text:span text:style-name="T79"> איך אפשר להכליל את מכרז-מחיר-שני למצב זה?</text:span></text:p>
      <text:p text:style-name="P63">קודם-כל נגדיר במדוייק את ההנחות.</text:p>
      <text:p text:style-name="P62"><text:span text:style-name="T87">יש כמה משבצות-פירסום. </text:span><text:span text:style-name="T86">לכל משבצת </text:span><text:span text:style-name="T113">k </text:span><text:span text:style-name="T86">יש </text:span><text:span text:style-name="T87">שיעור</text:span><text:span text:style-name="T86">-הקלקה </text:span><text:span text:style-name="T113">r</text:span><text:span text:style-name="T125">k </text:span><text:span text:style-name="T126">. </text:span><text:span text:style-name="T128">נניח בה"כ שהמשבצות מסודרות כך ש:</text:span></text:p>
      <text:p text:style-name="P55"><text:span text:style-name="T113">r</text:span><text:span text:style-name="T125">1</text:span><text:span text:style-name="T113"> &gt; r</text:span><text:span text:style-name="T125">2</text:span><text:span text:style-name="T113"> &gt; … <text:s/></text:span></text:p>
      <text:p text:style-name="P44"><text:span text:style-name="T86">לכל מפרסם </text:span><text:span text:style-name="T113">j</text:span><text:span text:style-name="T86"> יש ערך-הקלקה </text:span><text:span text:style-name="T113">v</text:span><text:span text:style-name="T125">j</text:span><text:span text:style-name="T114">, המציין כמה המפרסם חושב שהוא ירויח, בממוצע, מהקלקה על המודעה שלו. איך מחשבים <text:s/>את ה-v</text:span><text:span text:style-name="T127">j</text:span><text:span text:style-name="T114">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22">תוחלת הערך </text:span><text:span text:style-name="T114">של הקלקה על המודעה. </text:span><text:span text:style-name="T86">מכאן: כל מפרסם </text:span><text:span text:style-name="T88">j </text:span><text:span text:style-name="T86">מעריך את משבצת </text:span><text:span text:style-name="T113">k <text:s/></text:span><text:span text:style-name="T86">כ:</text:span></text:p>
      <text:p text:style-name="P56"><text:span text:style-name="T113">v</text:span><text:span text:style-name="T125">j</text:span><text:span text:style-name="T113"> * r</text:span><text:span text:style-name="T125">k</text:span><text:span text:style-name="T113"> <text:s/></text:span></text:p>
      <text:p text:style-name="P45"><text:span text:style-name="T83">המטרה שלנו</text:span><text:span text:style-name="T86"> למצוא מכרז שהוא</text:span><text:span text:style-name="T88"> גם </text:span><text:span text:style-name="T84">יעיל פארטו</text:span><text:span text:style-name="T85"> </text:span><text:span text:style-name="T88">וגם </text:span><text:span text:style-name="T84">אמיתי</text:span><text:span text:style-name="T88"> (- מעודד כל מפרסם לגלות את ה</text:span><text:span text:style-name="T89">- </text:span><text:span text:style-name="T114">v</text:span><text:span text:style-name="T127">j</text:span><text:span text:style-name="T88"> האמיתי שלו).</text:span><text:span text:style-name="T89"> </text:span></text:p>
      <text:p text:style-name="P45"><text:span text:style-name="T89">נתחיל מהתכונה הראשונה</text:span><text:span text:style-name="T90">.</text:span><text:span text:style-name="T91"> עבור כל מפרסם j, נסמן ב k(j) את המודעה שהוא מקבל.</text:span></text:p>
      <text:p text:style-name="P50"/>
      <text:p text:style-name="P43"><text:soft-page-break/><text:span text:style-name="T129">מ</text:span><text:span text:style-name="T84">שפט</text:span><text:span text:style-name="T86">:</text:span><text:span text:style-name="T90"> </text:span><text:span text:style-name="T86">הקצאת מקומות למפרסמים היא יעילה-פארטו, אם-ורק-אם היא ממקסמת את סכום הערכים:</text:span></text:p>
      <text:p text:style-name="P57"><text:span text:style-name="T113">v</text:span><text:span text:style-name="T140">1</text:span><text:span text:style-name="T113"> * r</text:span><text:span text:style-name="T140">k(1) </text:span><text:span text:style-name="T113"><text:s/>+ v</text:span><text:span text:style-name="T140">2</text:span><text:span text:style-name="T113"> * r</text:span><text:span text:style-name="T140">k(2) <text:s/></text:span><text:span text:style-name="T113">+ v</text:span><text:span text:style-name="T140">3</text:span><text:span text:style-name="T113"> * r</text:span><text:span text:style-name="T140">k(3) <text:s text:c="2"/></text:span><text:span text:style-name="T113">+ …</text:span></text:p>
      <text:p text:style-name="P43"><text:span text:style-name="T84">הוכחה</text:span><text:span text:style-name="T86">:</text:span><text:span text:style-name="T92"> </text:span><text:span text:style-name="T86">אם ההקצאה </text:span><text:span text:style-name="T92">אינה </text:span><text:span text:style-name="T86">יעילה פארטו, אז קיים לה שיפור פארטו, ובו סכום הערכים גבוה יותר.</text:span><text:span text:style-name="T113"> אם ההקצאה לא ממקסמת את סכום הערכים, אז ניתן לעבור להקצאה שבה סכום הערכים גבוה יותר ולהעביר כספים בין המשתתפים, ומתקבל שיפור פארטו</text:span><text:span text:style-name="T115"> (כמו בהוכחת יעילות פארטו לגבי מכרז חפץ יחיד)</text:span><text:span text:style-name="T113">.</text:span><text:span text:style-name="T116"> <text:s/>***</text:span></text:p>
      <text:p text:style-name="P37"/>
      <text:p text:style-name="P35"><text:span text:style-name="T93">איך מוצאים הקצאה הממקסמת את סכום הערכים? אפשר להשתמש ב</text:span><text:span text:style-name="T80">א</text:span><text:span text:style-name="T83">לגוריתם חמדני</text:span><text:span text:style-name="T86">:</text:span></text:p>
      <text:list xml:id="list1316725199" text:style-name="L5">
        <text:list-item>
          <text:p text:style-name="P90"><text:span text:style-name="T143">סדר את המפרסמים בסדר יורד של </text:span><text:span text:style-name="T150">v</text:span><text:span text:style-name="T156">j</text:span><text:span text:style-name="T150">:</text:span></text:p>
        </text:list-item>
        <text:list-item>
          <text:p text:style-name="P94"><text:span text:style-name="T150">v</text:span><text:span text:style-name="T156">1</text:span><text:span text:style-name="T150"> &gt; v</text:span><text:span text:style-name="T156">2</text:span><text:span text:style-name="T150"> &gt; … </text:span></text:p>
        </text:list-item>
        <text:list-item>
          <text:p text:style-name="P89"><text:span text:style-name="T143">תן למפרסם </text:span><text:span text:style-name="T150">j</text:span><text:span text:style-name="T143"> את המקום ה-</text:span><text:span text:style-name="T150">j</text:span><text:span text:style-name="T143">.</text:span></text:p>
        </text:list-item>
      </text:list>
      <text:p text:style-name="P51"/>
      <text:p text:style-name="P37"/>
      <text:p text:style-name="P43"><text:span text:style-name="T129">מ</text:span><text:span text:style-name="T84">שפט</text:span><text:span text:style-name="T86">: האלגוריתם החמדני ממקסם סכום ערכים.</text:span></text:p>
      <text:p text:style-name="P43"><text:span text:style-name="T84">הוכחה</text:span><text:span text:style-name="T86">:</text:span><text:span text:style-name="T113"> </text:span><text:span text:style-name="T86">נניח בשלילה שיש סדר </text:span><text:span text:style-name="T121">שונה</text:span><text:span text:style-name="T86">,</text:span><text:span text:style-name="T113"> k, </text:span><text:span text:style-name="T86">הממקסם את סכום הערכים. בסדר זה יש מפרסמים </text:span><text:span text:style-name="T113">j,i</text:span><text:span text:style-name="T86"> <text:s/>שעבורם:</text:span></text:p>
      <text:p text:style-name="P42"><text:span text:style-name="T113">v</text:span><text:span text:style-name="T140">j</text:span><text:span text:style-name="T113"> &lt; v</text:span><text:span text:style-name="T140">i <text:s text:c="23"/></text:span><text:span text:style-name="T113">r</text:span><text:span text:style-name="T140">k(j)</text:span><text:span text:style-name="T113"> &gt; r</text:span><text:span text:style-name="T140">k(i)</text:span></text:p>
      <text:p text:style-name="P43"><text:span text:style-name="T86">נחליף את מפרסמים </text:span><text:span text:style-name="T113">j</text:span><text:span text:style-name="T86"> ו-</text:span><text:span text:style-name="T113">i</text:span><text:span text:style-name="T86">. אחרי ההחלפה, </text:span><text:span text:style-name="T113">i</text:span><text:span text:style-name="T86"> נמצא במקום k(j) ו </text:span><text:span text:style-name="T113">j </text:span><text:span text:style-name="T86">נמצא במקום k(i). השינוי בסכום</text:span><text:span text:style-name="T94"> הוא</text:span><text:span text:style-name="T86">:</text:span></text:p>
      <text:p text:style-name="P56"><text:span text:style-name="T113">v</text:span><text:span text:style-name="T140">i</text:span><text:span text:style-name="T113">*</text:span><text:span text:style-name="T86">(</text:span><text:span text:style-name="T113">r</text:span><text:span text:style-name="T140">k(j)</text:span><text:span text:style-name="T113">-r</text:span><text:span text:style-name="T140">k(i)</text:span><text:span text:style-name="T86">)</text:span><text:span text:style-name="T113"> <text:s/>- <text:s/>v</text:span><text:span text:style-name="T140">j</text:span><text:span text:style-name="T113">*</text:span><text:span text:style-name="T86">(</text:span><text:span text:style-name="T113">r</text:span><text:span text:style-name="T140">k(j)</text:span><text:span text:style-name="T113">-r</text:span><text:span text:style-name="T140">k(i)</text:span><text:span text:style-name="T86">)</text:span><text:span text:style-name="T113"> = </text:span><text:span text:style-name="T86">(</text:span><text:span text:style-name="T113">v</text:span><text:span text:style-name="T140">i</text:span><text:span text:style-name="T113">-v</text:span><text:span text:style-name="T140">j</text:span><text:span text:style-name="T86">)(</text:span><text:span text:style-name="T113">r</text:span><text:span text:style-name="T140">k(j)</text:span><text:span text:style-name="T113">-r</text:span><text:span text:style-name="T140">k(i)</text:span><text:span text:style-name="T86">)</text:span><text:span text:style-name="T113"> &gt; 0</text:span></text:p>
      <text:p text:style-name="P50"/>
      <text:p text:style-name="P51">מכאן שהסדר האחר אינו ממקסם את סכום הערכים – סתירה להנחה. <text:s/>***</text:p>
      <text:p text:style-name="P38"/>
      <text:p text:style-name="P46"><text:span text:style-name="T134">עכשיו אנחנו יודעים איך לחלק את שטחי-הפירסום בין המפרסמים. </text:span><text:span text:style-name="T131">נשאר לנו רק לקבוע את התשלומים</text:span><text:span text:style-name="T132"> - כמה ישלם כל מפרסם על כל הקלקה</text:span><text:span text:style-name="T131">. כמו במכרז על חפץ יחיד, גם כאן התשלומים הם שיקבעו אם המכרז יהיה אמיתי או לא.</text:span><text:span text:style-name="T133"> <text:s text:c="2"/>איך נכליל את כלל-התשלומים של ויקרי, מחפץ אחד לכמה חפצים שונים?</text:span></text:p>
      <text:p text:style-name="P53"/>
      <text:p text:style-name="P47"><text:span text:style-name="T133">הפתרון הראשון שהשתמשו בו מהנדסי גוגל נקרא </text:span><text:span text:style-name="T124">מכרז מחיר שני מוכלל</text:span><text:span text:style-name="T83"> </text:span><text:span text:style-name="T86"><text:s text:c="2"/>– Generalized Second Price Auction - GSP</text:span><text:span text:style-name="T95">. <text:s/></text:span><text:span text:style-name="T86">המפרסם שההכרזה שלו היא ה-</text:span><text:span text:style-name="T113">j</text:span><text:span text:style-name="T86"> בגובהה, זוכה במקום </text:span><text:span text:style-name="T113">j</text:span><text:span text:style-name="T86">, ומשלם את ההכרזה של המפרסם ה-</text:span><text:span text:style-name="T113">j</text:span><text:span text:style-name="T86">+1</text:span><text:span text:style-name="T95"> (ועוד סנט אחד). <text:s text:c="2"/></text:span><text:span text:style-name="T86">כשיש רק </text:span><text:span text:style-name="T95">משבצת פירסום אחת, </text:span><text:span text:style-name="T86">זה בדיוק </text:span><text:span text:style-name="T95">כמו </text:span><text:span text:style-name="T86">מכרז ויקרי</text:span><text:span text:style-name="T95">, ולכן השם "מכרז מחיר שני מוכלל". <text:s text:c="2"/>אבל האם המכרז אכן אמיתי כשיש שני מקומות או יותר?</text:span></text:p>
      <text:p text:style-name="P51"/>
      <text:p text:style-name="P43"><text:span text:style-name="T129">מ</text:span><text:span text:style-name="T84">שפט</text:span><text:span text:style-name="T86">: כשיש שני מקומות או יותר, מכרז מחיר שני מוכלל </text:span><text:span text:style-name="T121">אינו </text:span><text:span text:style-name="T86">אמיתי.</text:span></text:p>
      <text:p text:style-name="P51"/>
      <text:p text:style-name="P43"><text:span text:style-name="T84">הוכחה</text:span><text:span text:style-name="T86">: מספיק להביא דוגמה נגדית אחת</text:span><text:span text:style-name="T95">. נניח שיש שני מקומות ושלושה מפרסמים:</text:span></text:p>
      <text:p text:style-name="P54"><text:span text:style-name="T113">r</text:span><text:span text:style-name="T140">1</text:span><text:span text:style-name="T86"> = 0.1, <text:s text:c="2"/></text:span><text:span text:style-name="T113">r</text:span><text:span text:style-name="T140">2</text:span><text:span text:style-name="T86"> = 0.05, </text:span></text:p>
      <text:p text:style-name="P54"><text:span text:style-name="T113">v</text:span><text:span text:style-name="T140">1</text:span><text:span text:style-name="T86"> = 10, <text:s text:c="2"/></text:span><text:span text:style-name="T113">v</text:span><text:span text:style-name="T140">2</text:span><text:span text:style-name="T86"> = 9, <text:s text:c="4"/></text:span><text:span text:style-name="T113"><text:s/>v</text:span><text:span text:style-name="T140">3</text:span><text:span text:style-name="T86">=6.</text:span></text:p>
      <text:p text:style-name="P43"><text:span text:style-name="T86">אם מפרסם 1 אמיתי ומכריז 10, </text:span><text:span text:style-name="T96">הוא זוכה במקום ראשון, </text:span><text:span text:style-name="T106">מרויח 10 לקליק ומשלם 9 לקליק, </text:span><text:span text:style-name="T96">ו</text:span><text:span text:style-name="T86">התועלת שלו</text:span><text:span text:style-name="T107"> היא</text:span><text:span text:style-name="T86">:</text:span></text:p>
      <text:p text:style-name="P58">0.1*(10-9) = 0.1</text:p>
      <text:p text:style-name="P43"><text:span text:style-name="T86">אם מפרסם 1 מתחכם ומכריז 8, </text:span><text:span text:style-name="T96">הוא זוכה במקום שני,</text:span><text:span text:style-name="T106"> מרויח 10 לקליק ומשלם 6 לקליק, </text:span><text:span text:style-name="T96">ו</text:span><text:span text:style-name="T86">התועלת שלו:</text:span></text:p>
      <text:p text:style-name="P58">0.05*(10-6) = 0.2</text:p>
      <text:p text:style-name="P48"><text:span text:style-name="T117">באופן כללי, במכרז GSP עדיף למפרסמים (לפעמים) להוריד את המחיר ולזכות במקום פחות טוב ויותר זול!</text:span><text:span text:style-name="T118"> <text:s text:c="2"/></text:span><text:span text:style-name="T117">מה אפשר לעשות? </text:span><text:span text:style-name="T113">מה היא ההכללה ה</text:span><text:span text:style-name="T123">אמיתית</text:span><text:span text:style-name="T121"> </text:span><text:span text:style-name="T113">של מכרז ויקרי למצב של יותר מחפץ אחד?</text:span></text:p>
      <text:p text:style-name="P38"/>
      <text:p text:style-name="Heading_20_2"><text:soft-page-break/><text:span text:style-name="T135">מ</text:span><text:span text:style-name="T130">כרז ויקרי-קלארק-גרובס (VCG)</text:span></text:p>
      <text:p text:style-name="P49"><text:span text:style-name="T138">המכרז</text:span><text:span text:style-name="T135"> שנתאר עכשיו הוא </text:span><text:span text:style-name="T138">מכרז</text:span><text:span text:style-name="T135"> אמיתי כללי ביותר. הוא מתאים </text:span><text:span text:style-name="T139">לא רק לפרסומות, אלא </text:span><text:span text:style-name="T135">לכל בעיה של בחירה בין כמה תוצאות אפשריות, כאשר לכל משתתף ישנן העדפות "כספיות" על התוצאות האפשריות, וההעדפות הן קוואזי-ליניאריות בכסף -- </text:span><text:span text:style-name="T86">התועלת </text:span><text:span text:style-name="T97">של שחקן היא </text:span><text:span text:style-name="T86">ערך התוצאה </text:span><text:span text:style-name="T83">פחות </text:span><text:span text:style-name="T86">התשלום</text:span><text:span text:style-name="T97">.</text:span><text:span text:style-name="T111"> המכרז נקרא ויקרי-קלארק-גרובס, על-שם ממציאיו (Vickrey, Clarke, Groves).</text:span><text:span text:style-name="T112"> <text:s text:c="2"/></text:span><text:span text:style-name="T110">המכרז </text:span><text:span text:style-name="T98">עובד באופן הבא.</text:span></text:p>
      <text:list xml:id="list988801847" text:style-name="L6">
        <text:list-item>
          <text:p text:style-name="P92">בחר את התוצאה עם סכום-הערכים הגבוה ביותר. </text:p>
        </text:list-item>
        <text:list-item>
          <text:p text:style-name="P93">עבור כל שחקן:</text:p>
          <text:list>
            <text:list-item>
              <text:p text:style-name="P92">חשב את סכום הערכים של שאר השחקנים.</text:p>
            </text:list-item>
            <text:list-item>
              <text:p text:style-name="P91"><text:span text:style-name="T143">חשב את סכום הערכים של שאר השחקנים </text:span><text:span text:style-name="T154">אילו השחקן הנוכחי לא היה משתתף</text:span><text:span text:style-name="T143">.</text:span></text:p>
            </text:list-item>
          </text:list>
        </text:list-item>
        <text:list-item>
          <text:p text:style-name="P91"><text:span text:style-name="T144"><text:s/></text:span><text:span text:style-name="T143">גבה מהשחקן את ההפרש בין שני הסכומים.</text:span></text:p>
        </text:list-item>
      </text:list>
      <text:p text:style-name="P39"/>
      <text:p text:style-name="P36"><text:span text:style-name="T86">להדגמה, ראו </text:span><text:span text:style-name="T99">את "בעיית בחירת המסעדה" </text:span><text:span text:style-name="T86">בגליון האלקטרוני המצורף.</text:span></text:p>
      <text:p text:style-name="P40"/>
      <text:p text:style-name="P41"><text:span text:style-name="T162">כשיש</text:span> חפץ אחד, מכרז <text:span text:style-name="T162">VCG</text:span> זהה למכרז ויקרי:</text:p>
      <text:list xml:id="list2161932081" text:style-name="L7">
        <text:list-item>
          <text:p text:style-name="P95"><text:span text:style-name="T157">"</text:span><text:span text:style-name="T149">בחר</text:span><text:span text:style-name="T145"> את התוצאה עם סכום-הערכים הגבוה ביותר</text:span><text:span text:style-name="T144">" - במכרז עם חפץ אחד, המשמעות היא פשוט לתת את החפץ לשחקן עם הערך הגבוה ביותר (נסמן ערך זה ב</text:span><text:span text:style-name="T151">v</text:span><text:span text:style-name="T159">1</text:span><text:span text:style-name="T144">).</text:span></text:p>
        </text:list-item>
        <text:list-item>
          <text:p text:style-name="P95"><text:span text:style-name="T143">עבור כל שחקן</text:span><text:span text:style-name="T144">: </text:span></text:p>
          <text:list>
            <text:list-item>
              <text:p text:style-name="P96"><text:span text:style-name="T144">"</text:span><text:span text:style-name="T143">חשב את סכום הערכים של שאר השחקנים </text:span><text:span text:style-name="T150">כשהשחקן הנוכחי משתתף</text:span><text:span text:style-name="T151">" - </text:span><text:span text:style-name="T143">לזוכה</text:span><text:span text:style-name="T144">, </text:span><text:span text:style-name="T143">הסכום של האחרים הוא 0; לכל </text:span><text:span text:style-name="T153">השאר</text:span><text:span text:style-name="T144">,</text:span><text:span text:style-name="T143"> הסכום </text:span><text:span text:style-name="T144">של האחרים </text:span><text:span text:style-name="T143">הוא </text:span><text:span text:style-name="T150">v</text:span><text:span text:style-name="T158">1</text:span><text:span text:style-name="T143">.</text:span></text:p>
            </text:list-item>
            <text:list-item>
              <text:p text:style-name="P95"><text:span text:style-name="T144">"</text:span><text:span text:style-name="T143">חשב את סכום הערכים של שאר השחקנים <text:s/></text:span><text:span text:style-name="T150">אילו השחקן הנוכחי לא היה משתתף</text:span><text:span text:style-name="T151">" - </text:span><text:span text:style-name="T143">לזוכה</text:span><text:span text:style-name="T144">, </text:span><text:span text:style-name="T143"><text:s/>הסכום של האחרים היה </text:span><text:span text:style-name="T150">v</text:span><text:span text:style-name="T158">2</text:span><text:span text:style-name="T159"> </text:span><text:span text:style-name="T151">(המחיר השני); ל</text:span><text:span text:style-name="T150">כל </text:span><text:span text:style-name="T152">השאר</text:span><text:span text:style-name="T151">, הסכום של האחרים היה עדיין</text:span><text:span text:style-name="T150"> <text:s/>v</text:span><text:span text:style-name="T158">1</text:span><text:span text:style-name="T144">.</text:span></text:p>
            </text:list-item>
          </text:list>
        </text:list-item>
        <text:list-item>
          <text:p text:style-name="P95"><text:span text:style-name="T144">"</text:span><text:span text:style-name="T143">גבה מהשחקן את ההפרש בין הסכומים</text:span><text:span text:style-name="T144">" - </text:span><text:span text:style-name="T143">לזוכה</text:span><text:span text:style-name="T144">,</text:span><text:span text:style-name="T143"> ההפרש </text:span><text:span text:style-name="T144">הזה </text:span><text:span text:style-name="T143">הוא </text:span><text:span text:style-name="T150">v</text:span><text:span text:style-name="T158">2</text:span><text:span text:style-name="T150">; לכל </text:span><text:span text:style-name="T153">השאר</text:span><text:span text:style-name="T151">, ההפרש הוא </text:span><text:span text:style-name="T150">0</text:span><text:span text:style-name="T151">.</text:span></text:p>
        </text:list-item>
      </text:list>
      <text:p text:style-name="P29"><text:span text:style-name="T141">מ</text:span><text:span text:style-name="T84">שפט</text:span><text:span text:style-name="T86">: מנגנון ויקרי-קלארק-גרובס הוא אמיתי.</text:span><text:span text:style-name="T100"> </text:span></text:p>
      <text:p text:style-name="P59"><text:span text:style-name="T84">הוכחה</text:span><text:span text:style-name="T86">: <text:s/></text:span><text:span text:style-name="T100">נזכיר את המושגים שנשתמש בהם בהוכחה: </text:span><text:span text:style-name="T121">ערך </text:span><text:span text:style-name="T113">= ברוטו (לא כולל המחיר);</text:span><text:span text:style-name="T119"> <text:s/></text:span><text:span text:style-name="T121">תועלת </text:span><text:span text:style-name="T113">= נטו (ערך פחות מחיר).</text:span><text:span text:style-name="T119"> <text:s text:c="3"/></text:span><text:span text:style-name="T86">התועלת של כל שחקן היא:</text:span></text:p>
      <text:list xml:id="list3932083776" text:style-name="L8">
        <text:list-item>
          <text:p text:style-name="P87"><text:span text:style-name="T143">הערך של השחקן עצמו</text:span><text:span text:style-name="T146">;</text:span></text:p>
        </text:list-item>
        <text:list-item>
          <text:p text:style-name="P87"><text:span text:style-name="T143">פחות הסכום של שאר השחקנים בלעדיו</text:span><text:span text:style-name="T146">;</text:span></text:p>
        </text:list-item>
        <text:list-item>
          <text:p text:style-name="P87"><text:span text:style-name="T143">ועוד הסכום של שאר השחקנים כשהוא פה</text:span><text:span text:style-name="T146">.</text:span></text:p>
        </text:list-item>
      </text:list>
      <text:p text:style-name="P60"><text:span text:style-name="T101">נסכם את שורות 1 ו-3, ונקבל ש</text:span><text:span text:style-name="T86">התועלת של כל שחקן היא:</text:span></text:p>
      <text:list xml:id="list467698070" text:style-name="L9">
        <text:list-item>
          <text:p text:style-name="P88"><text:span text:style-name="T143">סכום הערכים של כל השחקנים (שורה 1,3)</text:span><text:span text:style-name="T147">;</text:span></text:p>
        </text:list-item>
        <text:list-item>
          <text:p text:style-name="P88"><text:span text:style-name="T143">פחות מספר </text:span><text:span text:style-name="T154">שאינו תלוי </text:span><text:span text:style-name="T155">כלל </text:span><text:span text:style-name="T154">בהצהרה </text:span><text:span text:style-name="T155">של השחקן </text:span><text:span text:style-name="T143">(שורה 2)</text:span><text:span text:style-name="T148">.</text:span></text:p>
        </text:list-item>
      </text:list>
      <text:p text:style-name="P59"><text:span text:style-name="T86">השחקן שואף להשיג תועלת גדולה ביותר.</text:span><text:span text:style-name="T102"> על שורה 2 הוא לא יכול להשפיע, לכן יש לו אינטרס למקסם את הסכום של שורות 1+3. </text:span><text:span text:style-name="T105"><text:s text:c="2"/></text:span><text:span text:style-name="T102">אבל, זה בדיוק מה שעושה אלגוריתם </text:span><text:span text:style-name="T105">VCG </text:span><text:span text:style-name="T103">כשהשחקן אמיתי </text:span><text:span text:style-name="T102">- ממקסם את סכום הערכים של כולם! </text:span><text:span text:style-name="T104">לכן, אם השחקן אומר את האמת, האלגוריתם בוחר את האפשרות הטובה ביותר עבורו</text:span><text:span text:style-name="T102">. <text:s/></text:span><text:span text:style-name="T86"><text:s/>***</text:span></text:p>
      <text:p text:style-name="Heading_20_2"><text:soft-page-break/><text:span text:style-name="T136">אלגוריתם </text:span><text:span text:style-name="T130">VCG</text:span><text:span text:style-name="T136"> בפירסום</text:span></text:p>
      <text:p text:style-name="P26"><text:span text:style-name="T81">נדגים את פעולת אלגוריתם VCG במכרזי פירסום. </text:span><text:span text:style-name="T82">נחזור לדוגמה הקודמת שבה יש שני מקומות ושלושה מפרסמים, עם הנתונים הבאים:</text:span></text:p>
      <text:p text:style-name="P54"><text:span text:style-name="T113">r</text:span><text:span text:style-name="T125">1</text:span><text:span text:style-name="T86"> = 0.1, <text:s text:c="2"/></text:span><text:span text:style-name="T113">r</text:span><text:span text:style-name="T125">2</text:span><text:span text:style-name="T86"> = 0.05, </text:span></text:p>
      <text:p text:style-name="P54"><text:span text:style-name="T113">v</text:span><text:span text:style-name="T125">1</text:span><text:span text:style-name="T86"> = 10, <text:s text:c="2"/></text:span><text:span text:style-name="T113">v</text:span><text:span text:style-name="T125">2</text:span><text:span text:style-name="T86"> = 9, <text:s text:c="4"/></text:span><text:span text:style-name="T113"><text:s/>v</text:span><text:span text:style-name="T125">3</text:span><text:span text:style-name="T86">=6.</text:span></text:p>
      <text:p text:style-name="P43"><text:span text:style-name="T83">המחיר למפרסם 1</text:span><text:span text:style-name="T86">:</text:span></text:p>
      <text:p text:style-name="P58"><text:s text:c="3"/>9*0.1 <text:s text:c="2"/>+ 6*0.05 <text:s text:c="2"/>– סכום האחרים בלעדיו</text:p>
      <text:p text:style-name="P54"><text:span text:style-name="T86"><text:s/></text:span><text:span text:style-name="T83">-</text:span><text:span text:style-name="T86"> 9*0.05 <text:s text:c="6"/>– <text:s/>סכום האחרים כשהוא נמצא</text:span></text:p>
      <text:p text:style-name="P54"><text:span text:style-name="T86"><text:s/>= </text:span><text:span text:style-name="T83">7.5</text:span><text:span text:style-name="T86"> * 0.1 <text:s/></text:span></text:p>
      <text:p text:style-name="P52">עכשיו הוא משלם 7.5 </text:p>
      <text:p text:style-name="P43"><text:span text:style-name="T83">המחיר למפרסם 2</text:span><text:span text:style-name="T86">:</text:span></text:p>
      <text:p text:style-name="P58"><text:s text:c="3"/>10*0.1 + 6*0.05 <text:s/>– סכום האחרים בלעדיו</text:p>
      <text:p text:style-name="P54"><text:span text:style-name="T86"><text:s/></text:span><text:span text:style-name="T83">-</text:span><text:span text:style-name="T86"> 10*0.1 <text:s text:c="5"/>– <text:s/>סכום האחרים כשהוא נמצא</text:span></text:p>
      <text:p text:style-name="P54"><text:span text:style-name="T86"><text:s/>= </text:span><text:span text:style-name="T83">6 * </text:span><text:span text:style-name="T86">0.05 <text:s text:c="2"/>(כמו קודם)</text:span></text:p>
      <text:p text:style-name="Heading_20_2"><text:span text:style-name="T130">VCG</text:span><text:span text:style-name="T136"> </text:span><text:span text:style-name="T137">לעומת GSP</text:span></text:p>
      <text:p text:style-name="P27"><text:span text:style-name="T108">V</text:span><text:span text:style-name="T86">CG הוא אמיתי, אבל התשלומים בו נמוכים יותר מב-GSP. </text:span></text:p>
      <text:p text:style-name="P26"><text:span text:style-name="T109">ה</text:span><text:span text:style-name="T108">תש</text:span><text:span text:style-name="T86">לום </text:span><text:span text:style-name="T83">כולל</text:span><text:span text:style-name="T86"> של מפרסם </text:span><text:span text:style-name="T113">i</text:span><text:span text:style-name="T86"> במכרז VCG</text:span><text:span text:style-name="T109"> הוא:</text:span></text:p>
      <text:p text:style-name="P54"><text:span text:style-name="T113">v</text:span><text:span text:style-name="T125">i+1</text:span><text:span text:style-name="T113">*(r</text:span><text:span text:style-name="T125">i</text:span><text:span text:style-name="T113">-r</text:span><text:span text:style-name="T125">i+1</text:span><text:span text:style-name="T113">) + v</text:span><text:span text:style-name="T125">i+2</text:span><text:span text:style-name="T113">*(r</text:span><text:span text:style-name="T125">i+1</text:span><text:span text:style-name="T113">-r</text:span><text:span text:style-name="T125">i+2</text:span><text:span text:style-name="T113">) + …</text:span></text:p>
      <text:p text:style-name="P50"/>
      <text:p text:style-name="P43"><text:span text:style-name="T109">ה</text:span><text:span text:style-name="T86">תשלום </text:span><text:span text:style-name="T83">עבור קליק </text:span><text:span text:style-name="T86">של מפרסם </text:span><text:span text:style-name="T113">i</text:span><text:span text:style-name="T86"> במכרז VCG</text:span><text:span text:style-name="T109"> הוא:</text:span></text:p>
      <text:p text:style-name="P54"><text:span text:style-name="T113">[v</text:span><text:span text:style-name="T125">i+1</text:span><text:span text:style-name="T113">*(r</text:span><text:span text:style-name="T125">i</text:span><text:span text:style-name="T113">-r</text:span><text:span text:style-name="T125">i+1</text:span><text:span text:style-name="T113">) + v</text:span><text:span text:style-name="T125">i+2</text:span><text:span text:style-name="T113">*(r</text:span><text:span text:style-name="T125">i+1</text:span><text:span text:style-name="T113">-r</text:span><text:span text:style-name="T125">i+2</text:span><text:span text:style-name="T113">) + …] / r</text:span><text:span text:style-name="T125">i</text:span></text:p>
      <text:p text:style-name="P58"/>
      <text:p text:style-name="P43"><text:span text:style-name="T109">לעומת זאת, ה</text:span><text:span text:style-name="T86">תשלום </text:span><text:span text:style-name="T83">עבור קליק </text:span><text:span text:style-name="T86">של מפרסם </text:span><text:span text:style-name="T113">i</text:span><text:span text:style-name="T86"> במכרז GSP</text:span><text:span text:style-name="T109"> הוא:</text:span></text:p>
      <text:p text:style-name="P54"><text:span text:style-name="T113">v</text:span><text:span text:style-name="T125">i+1</text:span></text:p>
      <text:p text:style-name="P25">אפשר לראות שזה גדול יותר.</text:p>
      <text:p text:style-name="P25">לכן, מעבר ממכרז GSP למכרז VCG עלול לגרום לירידה זמנית ברווחים.</text:p>
      <text:p text:style-name="P25">למה ירידה זמנית? - כי במשך הזמן, צפוי שהמפרסמים יתרגלו לכך שהמכרז אמיתי ולכן הם לא צריכים להוריד את ההכרזות שלהם, ואז הרווחים יעלו בחזרה.</text:p>
      <text:p text:style-name="P28"><text:span text:style-name="T109">סיבה נוספת שבהתחלה לא רצו לעבור ל-VCG היתה שהוא מסובך למימוש, ופחות ברור למפרסמים. אבל, <text:s/>בשנים האחרונות חזרו להשתמש בו. הסיבה היא, שמ</text:span><text:span text:style-name="T86">כרזי-פירסום בימינו ממילא מאד מסובכי</text:span><text:span text:style-name="T109">ם. למשל בפייסבוק, </text:span><text:span text:style-name="T86">לא רק המיקום משתנה אלא גם הגודל והצורה</text:span><text:span text:style-name="T109">. </text:span><text:span text:style-name="T86">משלמים לא רק על קליק אלא גם על לייק וכד’.</text:span><text:span text:style-name="T109"> לכן </text:span><text:span text:style-name="T113">הכלל הפשוט של GSP לא עובד.</text:span><text:span text:style-name="T120"> לעומת זאת, מכרזVCG הוא כללי ויכול להתמודד גם עם מצבים מורכבים.</text:span></text:p>
      <text:p text:style-name="P64">מקורות</text:p>
      <text:list xml:id="list589172896" text:style-name="L10">
        <text:list-item>
          <text:p text:style-name="P85"><text:span text:style-name="T11">ו</text:span><text:span text:style-name="T10">יקיפדיה האנגלית, ערך Auction</text:span></text:p>
        </text:list-item>
        <text:list-item>
          <text:p text:style-name="P86"><text:soft-page-break/>הקורס של טים, שיעורים 13-16</text:p>
        </text:list-item>
      </text:list>
      <text:p text:style-name="Heading_20_2"><text:span text:style-name="T11">ס</text:span><text:span text:style-name="T10">רטים</text:span></text:p>
      <text:list xml:id="list372383871" text:style-name="L11">
        <text:list-item>
          <text:p text:style-name="P67">מכרז אנגלי על כד מתקופת שושלת מינג: https://youtu.be/ZyATAodMDrQ</text:p>
        </text:list-item>
        <text:list-item>
          <text:p text:style-name="P68">מכרז <text:span text:style-name="T32">אנגלי על </text:span>אוסף המכוניות של סיינפלד: https://youtu.be/nG1mkKgduiM</text:p>
        </text:list-item>
        <text:list-item>
          <text:p text:style-name="P69">מכרז הרווקים של קריימר: https://youtu.be/6WlwHRKE9xE</text:p>
        </text:list-item>
        <text:list-item>
          <text:p text:style-name="P70">מכרז<text:span text:style-name="T32"> </text:span>מוטות<text:span text:style-name="T33">-</text:span>הגולף של איליין<text:span text:style-name="T33"> ("קדחת מכרזים")</text:span>: https://youtu.be/akwSGr-9Ldc</text:p>
        </text:list-item>
        <text:list-item>
          <text:p text:style-name="P71">מכרז על צאן ובקר בסגנון ראפ: https://youtu.be/FsYFwvv-ReQ</text:p>
        </text:list-item>
        <text:list-item>
          <text:p text:style-name="P72">הסרט הבא <text:span text:style-name="T163">מראה כמה זה חשוב לשים לב לתמריצים - גם כשמתכננים תחרויות ספורט. <text:s/></text:span>באליפות העולם בבדמינטון לנשים, היה משחק בין דרום-קוריאה לסין, ונוצר מצב שבו לשתי הקבוצות היה תמריץ להפסיד - כדי לקבל מתחרה קלה יותר בסיבוב הבא. הן אכן השתדלו להפסיד - <text:span text:style-name="T164">וזה מאד עיצבן את הצופים </text:span>ומארגני התחרות<text:span text:style-name="T164">! </text:span>https://youtu.be/7mq1ioqiWEo </text:p>
        </text:list-item>
      </text:list>
      <text:p text:style-name="P65"/>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0:46.759599405</dc:date>
    <meta:editing-duration>P16DT7H29M49S</meta:editing-duration>
    <meta:editing-cycles>1634</meta:editing-cycles>
    <meta:document-statistic meta:table-count="0" meta:image-count="0" meta:object-count="0" meta:page-count="7" meta:paragraph-count="141" meta:word-count="2359" meta:character-count="12670" meta:non-whitespace-character-count="10351"/>
  </office:meta>
</office:document-meta>
</file>